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0" svg:font-family="0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fo:text-align="start" style:justify-single-word="false" fo:orphans="0" fo:widows="0"/>
    </style:style>
    <style:style style:name="P2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officeooo:paragraph-rsid="00353f41"/>
    </style:style>
    <style:style style:name="P3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letter-kerning="true" style:font-name-asian="Liberation Serif1" style:font-size-asian="10pt" style:language-asian="hi" style:country-asian="IN"/>
    </style:style>
    <style:style style:name="P4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officeooo:paragraph-rsid="0021f0e1" style:letter-kerning="true" style:font-name-asian="Liberation Serif1" style:font-size-asian="10pt" style:language-asian="hi" style:country-asian="IN"/>
    </style:style>
    <style:style style:name="P5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officeooo:rsid="002b2e98" officeooo:paragraph-rsid="002b2e98" style:letter-kerning="true" style:font-name-asian="Liberation Serif1" style:font-size-asian="10pt" style:language-asian="hi" style:country-asian="IN"/>
    </style:style>
    <style:style style:name="P6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officeooo:rsid="0039577c" style:letter-kerning="true" style:font-name-asian="Liberation Serif1" style:font-size-asian="10pt" style:language-asian="hi" style:country-asian="IN"/>
    </style:style>
    <style:style style:name="P7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letter-kerning="true" style:font-name-asian="Liberation Serif1" style:font-size-asian="10pt" style:language-asian="en" style:country-asian="GB"/>
    </style:style>
    <style:style style:name="P8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officeooo:paragraph-rsid="0039577c" style:letter-kerning="true" style:font-name-asian="Liberation Serif1" style:font-size-asian="10pt" style:language-asian="en" style:country-asian="GB"/>
    </style:style>
    <style:style style:name="P9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letter-kerning="true" style:font-name-asian="Liberation Mono2" style:font-size-asian="10pt" style:language-asian="hi" style:country-asian="IN"/>
    </style:style>
    <style:style style:name="P10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officeooo:rsid="002f2666" officeooo:paragraph-rsid="002f2666" style:letter-kerning="true" style:font-name-asian="Liberation Mono2" style:font-size-asian="10pt" style:language-asian="hi" style:country-asian="IN"/>
    </style:style>
    <style:style style:name="P11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#000000" fo:font-weight="bold" style:letter-kerning="true" style:font-name-asian="Liberation Serif1" style:font-size-asian="10pt" style:language-asian="hi" style:country-asian="IN" style:font-weight-asian="bold"/>
    </style:style>
    <style:style style:name="P12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#000000" fo:font-weight="bold" style:letter-kerning="true" style:font-name-asian="Liberation Mono2" style:font-size-asian="10pt" style:language-asian="hi" style:country-asian="IN" style:font-weight-asian="bold"/>
    </style:style>
    <style:style style:name="P13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fo:font-weight="bold" style:letter-kerning="true" style:font-name-asian="Liberation Mono2" style:font-size-asian="10pt" style:language-asian="hi" style:country-asian="IN" style:font-weight-asian="bold"/>
    </style:style>
    <style:style style:name="P14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fo:font-weight="bold" style:letter-kerning="true" style:font-name-asian="Liberation Serif1" style:font-size-asian="10pt" style:language-asian="hi" style:country-asian="IN" style:font-weight-asian="bold"/>
    </style:style>
    <style:style style:name="P15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style:letter-kerning="true" style:font-name-asian="Liberation Serif1" style:font-size-asian="10pt" style:language-asian="hi" style:country-asian="IN" style:font-weight-asian="normal"/>
    </style:style>
    <style:style style:name="P16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1ecbc5" officeooo:paragraph-rsid="0021f0e1" style:letter-kerning="true" style:font-name-asian="Liberation Serif1" style:font-size-asian="10pt" style:language-asian="hi" style:country-asian="IN" style:font-weight-asian="normal" style:font-weight-complex="normal"/>
    </style:style>
    <style:style style:name="P17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1ecbc5" officeooo:paragraph-rsid="003510cf" style:letter-kerning="true" style:font-name-asian="Liberation Serif1" style:font-size-asian="10pt" style:language-asian="hi" style:country-asian="IN" style:font-weight-asian="normal" style:font-weight-complex="normal"/>
    </style:style>
    <style:style style:name="P18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1cf809" officeooo:paragraph-rsid="0021f0e1" style:letter-kerning="true" style:font-name-asian="Liberation Serif1" style:font-size-asian="10pt" style:language-asian="hi" style:country-asian="IN" style:font-weight-asian="normal" style:font-weight-complex="normal"/>
    </style:style>
    <style:style style:name="P19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19526c" officeooo:paragraph-rsid="0021f0e1" style:letter-kerning="true" style:font-name-asian="Liberation Serif1" style:font-size-asian="10pt" style:language-asian="hi" style:country-asian="IN" style:font-weight-asian="normal" style:font-weight-complex="normal"/>
    </style:style>
    <style:style style:name="P20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1ab8ab" officeooo:paragraph-rsid="0021f0e1" style:letter-kerning="true" style:font-name-asian="Liberation Serif1" style:font-size-asian="10pt" style:language-asian="hi" style:country-asian="IN" style:font-weight-asian="normal" style:font-weight-complex="normal"/>
    </style:style>
    <style:style style:name="P21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23b0db" officeooo:paragraph-rsid="0023b0db" style:letter-kerning="true" style:font-name-asian="Liberation Serif1" style:font-size-asian="10pt" style:language-asian="hi" style:country-asian="IN" style:font-weight-asian="normal" style:font-weight-complex="normal"/>
    </style:style>
    <style:style style:name="P22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2f2666" officeooo:paragraph-rsid="002f2666" style:letter-kerning="true" style:font-name-asian="Liberation Serif1" style:font-size-asian="10pt" style:language-asian="hi" style:country-asian="IN" style:font-weight-asian="normal" style:font-weight-complex="normal"/>
    </style:style>
    <style:style style:name="P23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510cf" officeooo:paragraph-rsid="003510cf" style:letter-kerning="true" style:font-name-asian="Liberation Serif1" style:font-size-asian="10pt" style:language-asian="hi" style:country-asian="IN" style:font-weight-asian="normal" style:font-weight-complex="normal"/>
    </style:style>
    <style:style style:name="P24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53f41" officeooo:paragraph-rsid="00353f41" style:letter-kerning="true" style:font-name-asian="Liberation Serif1" style:font-size-asian="10pt" style:language-asian="hi" style:country-asian="IN" style:font-weight-asian="normal" style:font-weight-complex="normal"/>
    </style:style>
    <style:style style:name="P25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6a1e8" officeooo:paragraph-rsid="0036a1e8" style:letter-kerning="true" style:font-name-asian="Liberation Serif1" style:font-size-asian="10pt" style:language-asian="hi" style:country-asian="IN" style:font-weight-asian="normal" style:font-weight-complex="normal"/>
    </style:style>
    <style:style style:name="P26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9577c" officeooo:paragraph-rsid="0039577c" style:letter-kerning="true" style:font-name-asian="Liberation Serif1" style:font-size-asian="10pt" style:language-asian="hi" style:country-asian="IN" style:font-weight-asian="normal" style:font-weight-complex="normal"/>
    </style:style>
    <style:style style:name="P27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c1147" officeooo:paragraph-rsid="003c1147" style:letter-kerning="true" style:font-name-asian="Liberation Serif1" style:font-size-asian="10pt" style:language-asian="hi" style:country-asian="IN" style:font-weight-asian="normal" style:font-weight-complex="normal"/>
    </style:style>
    <style:style style:name="P28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d7314" officeooo:paragraph-rsid="003d7314" style:letter-kerning="true" style:font-name-asian="Liberation Serif1" style:font-size-asian="10pt" style:language-asian="hi" style:country-asian="IN" style:font-weight-asian="normal" style:font-weight-complex="normal"/>
    </style:style>
    <style:style style:name="P29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d7314" officeooo:paragraph-rsid="003ef271" style:letter-kerning="true" style:font-name-asian="Liberation Serif1" style:font-size-asian="10pt" style:language-asian="hi" style:country-asian="IN" style:font-weight-asian="normal" style:font-weight-complex="normal"/>
    </style:style>
    <style:style style:name="P30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d7314" officeooo:paragraph-rsid="003fe167" style:letter-kerning="true" style:font-name-asian="Liberation Serif1" style:font-size-asian="10pt" style:language-asian="hi" style:country-asian="IN" style:font-weight-asian="normal" style:font-weight-complex="normal"/>
    </style:style>
    <style:style style:name="P31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fe167" officeooo:paragraph-rsid="003fe167" style:letter-kerning="true" style:font-name-asian="Liberation Serif1" style:font-size-asian="10pt" style:language-asian="hi" style:country-asian="IN" style:font-weight-asian="normal" style:font-weight-complex="normal"/>
    </style:style>
    <style:style style:name="P32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bold" officeooo:rsid="003510cf" officeooo:paragraph-rsid="003510cf" style:letter-kerning="true" style:font-name-asian="Liberation Serif1" style:font-size-asian="10pt" style:language-asian="hi" style:country-asian="IN" style:font-weight-asian="bold" style:font-weight-complex="bold"/>
    </style:style>
    <style:style style:name="P33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1ecbc5" officeooo:paragraph-rsid="001ecbc5" style:letter-kerning="true" style:font-name-asian="Liberation Serif1" style:font-size-asian="10pt" style:language-asian="hi" style:country-asian="IN" style:font-weight-asian="bold" style:font-weight-complex="bold"/>
    </style:style>
    <style:style style:name="P34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1ecbc5" officeooo:paragraph-rsid="0021f0e1" style:letter-kerning="true" style:font-name-asian="Liberation Serif1" style:font-size-asian="10pt" style:language-asian="hi" style:country-asian="IN" style:font-weight-asian="bold" style:font-weight-complex="bold"/>
    </style:style>
    <style:style style:name="P35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1ecbc5" officeooo:paragraph-rsid="003510cf" style:letter-kerning="true" style:font-name-asian="Liberation Serif1" style:font-size-asian="10pt" style:language-asian="hi" style:country-asian="IN" style:font-weight-asian="bold" style:font-weight-complex="bold"/>
    </style:style>
    <style:style style:name="P36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1cf809" officeooo:paragraph-rsid="0021f0e1" style:letter-kerning="true" style:font-name-asian="Liberation Serif1" style:font-size-asian="10pt" style:language-asian="hi" style:country-asian="IN" style:font-weight-asian="bold" style:font-weight-complex="bold"/>
    </style:style>
    <style:style style:name="P37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19526c" officeooo:paragraph-rsid="0021f0e1" style:letter-kerning="true" style:font-name-asian="Liberation Serif1" style:font-size-asian="10pt" style:language-asian="hi" style:country-asian="IN" style:font-weight-asian="bold" style:font-weight-complex="bold"/>
    </style:style>
    <style:style style:name="P38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353f41" officeooo:paragraph-rsid="00353f41" style:letter-kerning="true" style:font-name-asian="Liberation Serif1" style:font-size-asian="10pt" style:language-asian="hi" style:country-asian="IN" style:font-weight-asian="bold" style:font-weight-complex="bold"/>
    </style:style>
    <style:style style:name="P39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39577c" officeooo:paragraph-rsid="0039577c" style:letter-kerning="true" style:font-name-asian="Liberation Serif1" style:font-size-asian="10pt" style:language-asian="hi" style:country-asian="IN" style:font-weight-asian="bold" style:font-weight-complex="bold"/>
    </style:style>
    <style:style style:name="P40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39577c" officeooo:paragraph-rsid="003c1147" style:letter-kerning="true" style:font-name-asian="Liberation Serif1" style:font-size-asian="10pt" style:language-asian="hi" style:country-asian="IN" style:font-weight-asian="bold" style:font-weight-complex="bold"/>
    </style:style>
    <style:style style:name="P41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3c1147" officeooo:paragraph-rsid="003c1147" style:letter-kerning="true" style:font-name-asian="Liberation Serif1" style:font-size-asian="10pt" style:language-asian="hi" style:country-asian="IN" style:font-weight-asian="bold" style:font-weight-complex="bold"/>
    </style:style>
    <style:style style:name="P42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3c5d26" officeooo:paragraph-rsid="003c5d26" style:letter-kerning="true" style:font-name-asian="Liberation Serif1" style:font-size-asian="10pt" style:language-asian="hi" style:country-asian="IN" style:font-weight-asian="bold" style:font-weight-complex="bold"/>
    </style:style>
    <style:style style:name="P43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21f0e1" officeooo:paragraph-rsid="0021f0e1" style:letter-kerning="true" style:font-name-asian="Liberation Serif1" style:font-size-asian="10pt" style:language-asian="hi" style:country-asian="IN" style:font-weight-asian="bold" style:font-weight-complex="bold"/>
    </style:style>
    <style:style style:name="P44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3d7314" officeooo:paragraph-rsid="003d7314" style:letter-kerning="true" style:font-name-asian="Liberation Serif1" style:font-size-asian="10pt" style:language-asian="hi" style:country-asian="IN" style:font-weight-asian="bold" style:font-weight-complex="bold"/>
    </style:style>
    <style:style style:name="P45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3d7314" officeooo:paragraph-rsid="003fe167" style:letter-kerning="true" style:font-name-asian="Liberation Serif1" style:font-size-asian="10pt" style:language-asian="hi" style:country-asian="IN" style:font-weight-asian="bold" style:font-weight-complex="bold"/>
    </style:style>
    <style:style style:name="P46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fo:font-weight="normal" officeooo:rsid="00274f68" officeooo:paragraph-rsid="00274f68" style:letter-kerning="true" style:font-name-asian="Liberation Mono2" style:font-size-asian="10pt" style:language-asian="hi" style:country-asian="IN" style:font-weight-asian="normal" style:font-weight-complex="normal"/>
    </style:style>
    <style:style style:name="P47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fo:font-weight="normal" officeooo:rsid="0036a1e8" style:letter-kerning="true" style:font-name-asian="Liberation Mono2" style:font-size-asian="10pt" style:language-asian="hi" style:country-asian="IN" style:font-weight-asian="normal" style:font-weight-complex="normal"/>
    </style:style>
    <style:style style:name="P48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fo:font-style="normal" fo:font-weight="normal" officeooo:rsid="002f2666" officeooo:paragraph-rsid="0030a8ea" style:letter-kerning="true" style:font-name-asian="Liberation Mono2" style:font-size-asian="10pt" style:language-asian="hi" style:country-asian="IN" style:font-style-asian="normal" style:font-weight-asian="normal" style:font-style-complex="normal" style:font-weight-complex="normal"/>
    </style:style>
    <style:style style:name="P49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1" fo:font-size="10pt" fo:language="en" fo:country="GB" style:text-underline-style="none" fo:font-weight="normal" officeooo:rsid="001cf809" officeooo:paragraph-rsid="0021f0e1" style:letter-kerning="true" style:font-name-asian="Liberation Serif1" style:font-size-asian="10pt" style:language-asian="hi" style:country-asian="IN" style:font-weight-asian="normal" style:font-size-complex="10pt" style:font-weight-complex="normal"/>
    </style:style>
    <style:style style:name="P50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style:font-name="Liberation Mono" fo:font-size="10pt" officeooo:rsid="00274f68" officeooo:paragraph-rsid="00274f68" style:font-size-asian="10pt"/>
    </style:style>
    <style:style style:name="P51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style:font-name="Liberation Mono" fo:font-size="10pt" officeooo:rsid="003510cf" style:font-size-asian="10pt"/>
    </style:style>
    <style:style style:name="P52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style:font-name="Liberation Mono" fo:font-size="10pt" officeooo:rsid="003510cf" officeooo:paragraph-rsid="003510cf" style:font-size-asian="10pt"/>
    </style:style>
    <style:style style:name="P53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style:font-name="Liberation Mono" fo:font-size="10pt" officeooo:rsid="003ef271" officeooo:paragraph-rsid="003ef271" style:font-size-asian="10pt"/>
    </style:style>
    <style:style style:name="P54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style:font-name="Liberation Mono" fo:font-size="10pt" fo:font-weight="bold" officeooo:rsid="003510cf" officeooo:paragraph-rsid="003510cf" style:font-size-asian="10pt" style:font-weight-asian="bold" style:font-weight-complex="bold"/>
    </style:style>
    <style:style style:name="P55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style:font-name="Liberation Mono" fo:font-size="10pt" fo:font-style="normal" fo:font-weight="bold" officeooo:rsid="003510cf" officeooo:paragraph-rsid="003510cf" style:font-size-asian="10pt" style:font-style-asian="normal" style:font-weight-asian="bold" style:font-style-complex="normal" style:font-weight-complex="bold"/>
    </style:style>
    <style:style style:name="P56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officeooo:rsid="0030a8ea" officeooo:paragraph-rsid="0030a8ea"/>
    </style:style>
    <style:style style:name="P57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officeooo:rsid="00353f41" officeooo:paragraph-rsid="00353f41"/>
    </style:style>
    <style:style style:name="P58" style:family="paragraph" style:parent-style-name="Preformatted_20_Text">
      <style:paragraph-properties fo:margin-top="0cm" fo:margin-bottom="0cm" loext:contextual-spacing="false" fo:text-align="start" style:justify-single-word="false" fo:orphans="0" fo:widows="0" fo:break-before="page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21f0e1" officeooo:paragraph-rsid="0021f0e1" style:letter-kerning="true" style:font-name-asian="Liberation Serif1" style:font-size-asian="10pt" style:language-asian="hi" style:country-asian="IN" style:font-weight-asian="bold" style:font-weight-complex="bold"/>
    </style:style>
    <style:style style:name="P59" style:family="paragraph" style:parent-style-name="Preformatted_20_Text">
      <style:paragraph-properties fo:margin-top="0cm" fo:margin-bottom="0cm" loext:contextual-spacing="false" fo:text-align="start" style:justify-single-word="false" fo:orphans="0" fo:widows="0" fo:break-before="page"/>
      <style:text-properties fo:color="#000000" style:font-name="Liberation Mono" fo:font-size="10pt" fo:language="en" fo:country="GB" style:text-underline-style="solid" style:text-underline-width="auto" style:text-underline-color="#000000" fo:font-weight="bold" style:letter-kerning="true" style:font-name-asian="Liberation Mono2" style:font-size-asian="10pt" style:language-asian="hi" style:country-asian="IN" style:font-weight-asian="bold"/>
    </style:style>
    <style:style style:name="P60" style:family="paragraph" style:parent-style-name="Preformatted_20_Text">
      <style:paragraph-properties fo:margin-top="0cm" fo:margin-bottom="0cm" loext:contextual-spacing="false" fo:text-align="start" style:justify-single-word="false" fo:orphans="0" fo:widows="0" fo:break-before="page"/>
      <style:text-properties fo:color="#000000" style:font-name="Liberation Mono" fo:font-size="10pt" fo:language="en" fo:country="GB" style:text-underline-style="solid" style:text-underline-width="auto" style:text-underline-color="#000000" fo:font-weight="bold" style:letter-kerning="true" style:font-name-asian="Liberation Serif1" style:font-size-asian="10pt" style:language-asian="hi" style:country-asian="IN" style:font-weight-asian="bold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 fo:orphans="0" fo:widows="0"/>
      <style:text-properties style:font-name="Liberation Mono1" fo:font-size="10pt" fo:font-style="italic" style:text-underline-style="none" fo:font-weight="normal" officeooo:rsid="003c5d26" officeooo:paragraph-rsid="003c5d26" style:font-size-asian="10pt" style:font-style-asian="italic" style:font-weight-asian="normal" style:font-size-complex="10pt" style:font-style-complex="italic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1" fo:font-size="10pt" fo:language="en" fo:country="GB" style:text-underline-style="solid" style:text-underline-width="auto" style:text-underline-color="font-color" fo:font-weight="bold" officeooo:rsid="0028c693" officeooo:paragraph-rsid="0040e3cd" style:text-underline-mode="continuous" style:text-overline-mode="continuous" style:text-line-through-mode="continuous" style:letter-kerning="true" style:font-name-asian="Liberation Serif1" style:font-size-asian="10pt" style:language-asian="hi" style:country-asian="IN" style:font-weight-asian="bold" style:font-size-complex="10pt" style:font-weight-complex="bold"/>
    </style:style>
    <style:style style:name="P63" style:family="paragraph" style:parent-style-name="Standard">
      <style:text-properties style:font-name="Liberation Mono1" fo:font-size="10pt" style:text-underline-style="none" fo:font-weight="normal" officeooo:rsid="00a14444" officeooo:paragraph-rsid="001ecbc5" style:font-size-asian="10pt" style:font-weight-asian="normal" style:font-size-complex="10pt" style:font-weight-complex="normal"/>
    </style:style>
    <style:style style:name="P64" style:family="paragraph" style:parent-style-name="Standard">
      <style:text-properties style:font-name="Liberation Mono1" fo:font-size="10pt" style:text-underline-style="none" fo:font-weight="normal" officeooo:rsid="001ecbc5" officeooo:paragraph-rsid="001ecbc5" style:font-size-asian="10pt" style:font-weight-asian="normal" style:font-size-complex="10pt" style:font-weight-complex="normal"/>
    </style:style>
    <style:style style:name="P65" style:family="paragraph" style:parent-style-name="Standard">
      <style:text-properties style:font-name="Liberation Mono1" fo:font-size="10pt" style:text-underline-style="none" fo:font-weight="normal" officeooo:rsid="003c5d26" officeooo:paragraph-rsid="003c5d26" style:font-size-asian="10pt" style:font-weight-asian="normal" style:font-size-complex="10pt" style:font-weight-complex="normal"/>
    </style:style>
    <style:style style:name="P66" style:family="paragraph" style:parent-style-name="Standard">
      <style:text-properties style:font-name="Liberation Mono1" fo:font-size="10pt" style:text-underline-style="none" fo:font-weight="normal" officeooo:rsid="0028c693" officeooo:paragraph-rsid="0040e3cd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P67" style:family="paragraph" style:parent-style-name="Standard">
      <style:text-properties style:font-name="Liberation Mono1" fo:font-size="10pt" style:text-underline-style="none" fo:font-weight="bold" officeooo:rsid="003c5d26" officeooo:paragraph-rsid="003c5d26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Liberation Mono1" fo:font-size="10pt" officeooo:rsid="00221043" officeooo:paragraph-rsid="0025929d" style:font-size-asian="10pt" style:font-size-complex="10pt"/>
    </style:style>
    <style:style style:name="P69" style:family="paragraph" style:parent-style-name="Standard">
      <style:text-properties style:font-name="Liberation Mono1" fo:font-size="10pt" officeooo:rsid="00ccf601" officeooo:paragraph-rsid="0025929d" style:font-size-asian="10pt" style:font-size-complex="10pt"/>
    </style:style>
    <style:style style:name="P70" style:family="paragraph" style:parent-style-name="Standard">
      <style:text-properties style:font-name="Liberation Mono1" fo:font-size="10pt" officeooo:rsid="00ce2b58" officeooo:paragraph-rsid="0025929d" style:font-size-asian="10pt" style:font-size-complex="10pt"/>
    </style:style>
    <style:style style:name="P71" style:family="paragraph" style:parent-style-name="Standard">
      <style:text-properties style:font-name="Liberation Mono1" fo:font-size="10pt" officeooo:rsid="0022dbc6" officeooo:paragraph-rsid="0027c35d" style:font-size-asian="10pt" style:font-size-complex="10pt"/>
    </style:style>
    <style:style style:name="P72" style:family="paragraph" style:parent-style-name="Standard">
      <style:text-properties style:font-name="Liberation Mono1" fo:font-size="10pt" officeooo:rsid="0027c35d" officeooo:paragraph-rsid="0027c35d" style:font-size-asian="10pt" style:font-size-complex="10pt"/>
    </style:style>
    <style:style style:name="P73" style:family="paragraph" style:parent-style-name="Standard">
      <style:text-properties style:font-name="Liberation Mono1" fo:font-size="10pt" style:text-underline-style="solid" style:text-underline-width="auto" style:text-underline-color="font-color" fo:font-weight="bold" officeooo:rsid="0023c368" officeooo:paragraph-rsid="002a445c" style:font-size-asian="10pt" style:font-weight-asian="bold" style:font-size-complex="10pt" style:font-weight-complex="bold"/>
    </style:style>
    <style:style style:name="P74" style:family="paragraph" style:parent-style-name="Standard">
      <style:text-properties style:font-name="Liberation Mono1" fo:font-size="10pt" style:text-underline-style="solid" style:text-underline-width="auto" style:text-underline-color="font-color" fo:font-weight="bold" officeooo:rsid="00241787" officeooo:paragraph-rsid="002a445c" style:font-size-asian="10pt" style:font-weight-asian="bold" style:font-size-complex="10pt" style:font-weight-complex="bold"/>
    </style:style>
    <style:style style:name="P75" style:family="paragraph" style:parent-style-name="Standard">
      <style:text-properties style:font-name="Liberation Mono1" fo:font-size="10pt" style:text-underline-style="solid" style:text-underline-width="auto" style:text-underline-color="font-color" fo:font-weight="bold" officeooo:rsid="0022dbc6" officeooo:paragraph-rsid="0027c35d" style:font-size-asian="10pt" style:font-weight-asian="bold" style:font-size-complex="10pt" style:font-weight-complex="bold"/>
    </style:style>
    <style:style style:name="P76" style:family="paragraph" style:parent-style-name="Standard">
      <style:text-properties style:font-name="Liberation Mono1" fo:font-size="10pt" style:text-underline-style="solid" style:text-underline-width="auto" style:text-underline-color="font-color" fo:font-weight="bold" officeooo:rsid="0028c693" officeooo:paragraph-rsid="0040e3c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P77" style:family="paragraph" style:parent-style-name="Preformatted_20_Text" style:master-page-name="Standard">
      <style:paragraph-properties fo:margin-top="0cm" fo:margin-bottom="0cm" loext:contextual-spacing="false" fo:text-align="start" style:justify-single-word="false" fo:orphans="0" fo:widows="0" style:page-number="auto"/>
      <style:text-properties fo:color="#000000" style:font-name="Liberation Mono" fo:font-size="12pt" fo:language="en" fo:country="GB" style:text-underline-style="solid" style:text-underline-width="auto" style:text-underline-color="#000000" fo:font-weight="bold" style:letter-kerning="true" style:font-name-asian="Liberation Serif1" style:font-size-asian="12pt" style:language-asian="hi" style:country-asian="IN" style:font-weight-asian="bold"/>
    </style:style>
    <style:style style:name="P78" style:family="paragraph" style:parent-style-name="Preformatted_20_Text" style:list-style-name="WWNum3">
      <style:paragraph-properties fo:margin-top="0cm" fo:margin-bottom="0cm" loext:contextual-spacing="false" fo:text-align="start" style:justify-single-word="false" fo:orphans="0" fo:widows="0">
        <style:tab-stops/>
      </style:paragraph-properties>
      <style:text-properties fo:color="#000000" style:font-name="Liberation Mono" fo:font-size="10pt" fo:language="en" fo:country="GB" officeooo:paragraph-rsid="0039577c" style:letter-kerning="true" style:font-name-asian="Liberation Mono2" style:font-size-asian="10pt" style:language-asian="hi" style:country-asian="IN"/>
    </style:style>
    <style:style style:name="P79" style:family="paragraph" style:parent-style-name="Preformatted_20_Text" style:list-style-name="WWNum3">
      <style:paragraph-properties fo:margin-top="0cm" fo:margin-bottom="0cm" loext:contextual-spacing="false" fo:text-align="start" style:justify-single-word="false" fo:orphans="0" fo:widows="0">
        <style:tab-stops/>
      </style:paragraph-properties>
      <style:text-properties fo:color="#000000" style:font-name="Liberation Mono" fo:font-size="10pt" fo:language="en" fo:country="GB" fo:font-weight="bold" officeooo:rsid="0039577c" officeooo:paragraph-rsid="0039577c" style:letter-kerning="true" style:font-name-asian="Liberation Mono2" style:font-size-asian="10pt" style:language-asian="hi" style:country-asian="IN" style:font-weight-asian="bold" style:font-weight-complex="bold"/>
    </style:style>
    <style:style style:name="P80" style:family="paragraph" style:parent-style-name="Preformatted_20_Text" style:list-style-name="WWNum3">
      <style:paragraph-properties fo:margin-top="0cm" fo:margin-bottom="0cm" loext:contextual-spacing="false" fo:text-align="start" style:justify-single-word="false" fo:orphans="0" fo:widows="0">
        <style:tab-stops/>
      </style:paragraph-properties>
      <style:text-properties officeooo:paragraph-rsid="0039577c"/>
    </style:style>
    <style:style style:name="P81" style:family="paragraph" style:parent-style-name="Preformatted_20_Text" style:list-style-name="WWNum3">
      <style:paragraph-properties fo:margin-left="1.27cm" fo:margin-right="0cm" fo:margin-top="0cm" fo:margin-bottom="0cm" loext:contextual-spacing="false" fo:text-align="start" style:justify-single-word="false" fo:orphans="0" fo:widows="0" fo:text-indent="-0.635cm" style:auto-text-indent="false">
        <style:tab-stops/>
      </style:paragraph-properties>
      <style:text-properties fo:color="#000000" style:font-name="Liberation Mono" fo:font-size="10pt" fo:language="en" fo:country="GB" style:letter-kerning="true" style:font-name-asian="Liberation Mono2" style:font-size-asian="10pt" style:language-asian="hi" style:country-asian="IN"/>
    </style:style>
    <style:style style:name="P82" style:family="paragraph" style:parent-style-name="Preformatted_20_Text" style:list-style-name="WWNum3">
      <style:paragraph-properties fo:margin-left="1.905cm" fo:margin-right="0cm" fo:margin-top="0cm" fo:margin-bottom="0cm" loext:contextual-spacing="false" fo:text-align="start" style:justify-single-word="false" fo:orphans="0" fo:widows="0" fo:text-indent="-0.635cm" style:auto-text-indent="false">
        <style:tab-stops/>
      </style:paragraph-properties>
      <style:text-properties fo:color="#000000" style:font-name="Liberation Mono" fo:font-size="10pt" fo:language="en" fo:country="GB" fo:font-weight="bold" style:letter-kerning="true" style:font-name-asian="Liberation Mono2" style:font-size-asian="10pt" style:language-asian="hi" style:country-asian="IN" style:font-weight-asian="bold"/>
    </style:style>
    <style:style style:name="P83" style:family="paragraph" style:parent-style-name="Preformatted_20_Text" style:list-style-name="WWNum3">
      <style:paragraph-properties fo:margin-left="1.905cm" fo:margin-right="0cm" fo:margin-top="0cm" fo:margin-bottom="0cm" loext:contextual-spacing="false" fo:text-align="start" style:justify-single-word="false" fo:orphans="0" fo:widows="0" fo:text-indent="-0.635cm" style:auto-text-indent="false">
        <style:tab-stops/>
      </style:paragraph-properties>
      <style:text-properties fo:color="#000000" style:font-name="Liberation Mono" fo:font-size="10pt" fo:language="en" fo:country="GB" fo:font-weight="bold" officeooo:rsid="003c49a9" officeooo:paragraph-rsid="003c49a9" style:letter-kerning="true" style:font-name-asian="Liberation Mono2" style:font-size-asian="10pt" style:language-asian="hi" style:country-asian="IN" style:font-weight-asian="bold"/>
    </style:style>
    <style:style style:name="P84" style:family="paragraph" style:parent-style-name="Preformatted_20_Text" style:list-style-name="WWNum3">
      <style:paragraph-properties fo:margin-left="1.905cm" fo:margin-right="0cm" fo:margin-top="0cm" fo:margin-bottom="0cm" loext:contextual-spacing="false" fo:text-align="start" style:justify-single-word="false" fo:orphans="0" fo:widows="0" fo:text-indent="-0.635cm" style:auto-text-indent="false">
        <style:tab-stops/>
      </style:paragraph-properties>
    </style:style>
    <style:style style:name="T1" style:family="text">
      <style:text-properties fo:color="#000000" style:font-name="Liberation Mono" fo:font-size="10pt" fo:language="en" fo:country="GB" style:letter-kerning="true" style:font-name-asian="Liberation Serif1" style:font-size-asian="10pt" style:language-asian="hi" style:country-asian="IN"/>
    </style:style>
    <style:style style:name="T2" style:family="text">
      <style:text-properties fo:color="#000000" style:font-name="Liberation Mono" fo:font-size="10pt" fo:language="en" fo:country="GB" officeooo:rsid="0019f3d0" style:letter-kerning="true" style:font-name-asian="Liberation Serif1" style:font-size-asian="10pt" style:language-asian="hi" style:country-asian="IN"/>
    </style:style>
    <style:style style:name="T3" style:family="text">
      <style:text-properties fo:color="#000000" style:font-name="Liberation Mono" fo:font-size="10pt" fo:language="en" fo:country="GB" officeooo:rsid="0039577c" style:letter-kerning="true" style:font-name-asian="Liberation Serif1" style:font-size-asian="10pt" style:language-asian="hi" style:country-asian="IN"/>
    </style:style>
    <style:style style:name="T4" style:family="text">
      <style:text-properties fo:color="#000000" style:font-name="Liberation Mono" fo:font-size="10pt" fo:language="en" fo:country="GB" style:letter-kerning="true" style:font-name-asian="Liberation Serif1" style:font-size-asian="10pt" style:language-asian="en" style:country-asian="GB"/>
    </style:style>
    <style:style style:name="T5" style:family="text">
      <style:text-properties fo:color="#000000" style:font-name="Liberation Mono" fo:font-size="10pt" fo:language="en" fo:country="GB" style:letter-kerning="true" style:font-name-asian="Liberation Mono2" style:font-size-asian="10pt" style:language-asian="hi" style:country-asian="IN"/>
    </style:style>
    <style:style style:name="T6" style:family="text">
      <style:text-properties fo:color="#000000" style:font-name="Liberation Mono" fo:font-size="10pt" fo:language="en" fo:country="GB" officeooo:rsid="0036a1e8" style:letter-kerning="true" style:font-name-asian="Liberation Mono2" style:font-size-asian="10pt" style:language-asian="hi" style:country-asian="IN"/>
    </style:style>
    <style:style style:name="T7" style:family="text">
      <style:text-properties fo:color="#000000" style:font-name="Liberation Mono" fo:font-size="10pt" fo:language="en" fo:country="GB" officeooo:rsid="0039577c" style:letter-kerning="true" style:font-name-asian="Liberation Mono2" style:font-size-asian="10pt" style:language-asian="hi" style:country-asian="IN"/>
    </style:style>
    <style:style style:name="T8" style:family="text">
      <style:text-properties fo:color="#000000" style:font-name="Liberation Mono" fo:font-size="10pt" fo:language="en" fo:country="GB" officeooo:rsid="003aa900" style:letter-kerning="true" style:font-name-asian="Liberation Mono2" style:font-size-asian="10pt" style:language-asian="hi" style:country-asian="IN"/>
    </style:style>
    <style:style style:name="T9" style:family="text">
      <style:text-properties fo:color="#000000" style:font-name="Liberation Mono" fo:font-size="10pt" fo:language="en" fo:country="GB" style:letter-kerning="true" style:font-name-asian="Liberation Mono2" style:font-size-asian="10pt" style:language-asian="en" style:country-asian="GB"/>
    </style:style>
    <style:style style:name="T10" style:family="text">
      <style:text-properties fo:color="#000000" style:font-name="Liberation Mono" fo:font-size="10pt" fo:language="en" fo:country="GB" fo:font-weight="bold" style:letter-kerning="true" style:font-name-asian="Liberation Mono2" style:font-size-asian="10pt" style:language-asian="hi" style:country-asian="IN" style:font-weight-asian="bold"/>
    </style:style>
    <style:style style:name="T11" style:family="text">
      <style:text-properties fo:color="#000000" style:font-name="Liberation Mono" fo:font-size="10pt" fo:language="en" fo:country="GB" fo:font-weight="bold" style:letter-kerning="true" style:font-name-asian="Liberation Mono2" style:font-size-asian="10pt" style:language-asian="hi" style:country-asian="IN" style:font-weight-asian="bold" style:font-weight-complex="bold"/>
    </style:style>
    <style:style style:name="T12" style:family="text">
      <style:text-properties fo:color="#000000" style:font-name="Liberation Mono" fo:font-size="10pt" fo:language="en" fo:country="GB" fo:font-weight="bold" officeooo:rsid="00418d6e" style:letter-kerning="true" style:font-name-asian="Liberation Mono2" style:font-size-asian="10pt" style:language-asian="hi" style:country-asian="IN" style:font-weight-asian="bold" style:font-weight-complex="bold"/>
    </style:style>
    <style:style style:name="T13" style:family="text">
      <style:text-properties fo:color="#000000" style:font-name="Liberation Mono" fo:font-size="10pt" fo:language="en" fo:country="GB" fo:font-weight="bold" officeooo:rsid="00353f41" style:letter-kerning="true" style:font-name-asian="Liberation Mono2" style:font-size-asian="10pt" style:language-asian="hi" style:country-asian="IN" style:font-weight-asian="bold"/>
    </style:style>
    <style:style style:name="T14" style:family="text">
      <style:text-properties fo:color="#000000" style:font-name="Liberation Mono" fo:font-size="10pt" fo:language="en" fo:country="GB" fo:font-weight="bold" officeooo:rsid="0036a1e8" style:letter-kerning="true" style:font-name-asian="Liberation Mono2" style:font-size-asian="10pt" style:language-asian="hi" style:country-asian="IN" style:font-weight-asian="bold"/>
    </style:style>
    <style:style style:name="T15" style:family="text">
      <style:text-properties fo:color="#000000" style:font-name="Liberation Mono" fo:font-size="10pt" fo:language="en" fo:country="GB" fo:font-style="italic" fo:font-weight="normal" style:letter-kerning="true" style:font-name-asian="Liberation Mono2" style:font-size-asian="10pt" style:language-asian="hi" style:country-asian="IN" style:font-style-asian="italic" style:font-weight-asian="normal"/>
    </style:style>
    <style:style style:name="T16" style:family="text">
      <style:text-properties fo:color="#000000" style:font-name="Liberation Mono" fo:font-size="10pt" fo:language="en" fo:country="GB" fo:font-style="italic" style:letter-kerning="true" style:font-name-asian="Liberation Mono2" style:font-size-asian="10pt" style:language-asian="hi" style:country-asian="IN" style:font-style-asian="italic"/>
    </style:style>
    <style:style style:name="T17" style:family="text">
      <style:text-properties fo:color="#000000" style:font-name="Liberation Mono" fo:font-size="10pt" fo:language="en" fo:country="GB" fo:font-style="italic" officeooo:rsid="0036a1e8" style:letter-kerning="true" style:font-name-asian="Liberation Mono2" style:font-size-asian="10pt" style:language-asian="hi" style:country-asian="IN" style:font-style-asian="italic"/>
    </style:style>
    <style:style style:name="T18" style:family="text">
      <style:text-properties fo:color="#000000" style:font-name="Liberation Mono" fo:font-size="10pt" fo:language="en" fo:country="GB" fo:font-style="italic" officeooo:rsid="0036a1e8" style:letter-kerning="true" style:font-name-asian="Liberation Mono2" style:font-size-asian="10pt" style:language-asian="hi" style:country-asian="IN" style:font-style-asian="italic" style:font-style-complex="italic"/>
    </style:style>
    <style:style style:name="T19" style:family="text">
      <style:text-properties fo:color="#000000" style:font-name="Liberation Mono" fo:font-size="10pt" fo:language="en" fo:country="GB" fo:font-style="italic" fo:font-weight="bold" style:letter-kerning="true" style:font-name-asian="Liberation Mono2" style:font-size-asian="10pt" style:language-asian="hi" style:country-asian="IN" style:font-style-asian="italic" style:font-weight-asian="bold"/>
    </style:style>
    <style:style style:name="T20" style:family="text">
      <style:text-properties fo:color="#000000" style:font-name="Liberation Mono" fo:font-size="10pt" fo:language="en" fo:country="GB" fo:font-style="italic" fo:font-weight="bold" officeooo:rsid="0036a1e8" style:letter-kerning="true" style:font-name-asian="Liberation Mono2" style:font-size-asian="10pt" style:language-asian="hi" style:country-asian="IN" style:font-style-asian="italic" style:font-weight-asian="bold"/>
    </style:style>
    <style:style style:name="T21" style:family="text">
      <style:text-properties fo:color="#000000" style:font-name="Liberation Mono" fo:font-size="10pt" fo:language="en" fo:country="GB" fo:font-style="normal" style:letter-kerning="true" style:font-name-asian="Liberation Mono2" style:font-size-asian="10pt" style:language-asian="hi" style:country-asian="IN" style:font-style-asian="normal"/>
    </style:style>
    <style:style style:name="T22" style:family="text">
      <style:text-properties fo:color="#000000" style:font-name="Liberation Mono" fo:font-size="10pt" fo:language="en" fo:country="GB" fo:font-style="normal" officeooo:rsid="0036a1e8" style:letter-kerning="true" style:font-name-asian="Liberation Mono2" style:font-size-asian="10pt" style:language-asian="hi" style:country-asian="IN" style:font-style-asian="normal"/>
    </style:style>
    <style:style style:name="T23" style:family="text">
      <style:text-properties fo:color="#000000" style:font-name="Liberation Mono" fo:font-size="10pt" fo:language="en" fo:country="GB" fo:font-style="normal" officeooo:rsid="0036a1e8" style:letter-kerning="true" style:font-name-asian="Liberation Mono2" style:font-size-asian="10pt" style:language-asian="hi" style:country-asian="IN" style:font-style-asian="normal" style:font-style-complex="normal"/>
    </style:style>
    <style:style style:name="T24" style:family="text">
      <style:text-properties fo:color="#000000" style:font-name="Liberation Mono" fo:font-size="10pt" fo:language="en" fo:country="GB" fo:font-style="normal" officeooo:rsid="0039577c" style:letter-kerning="true" style:font-name-asian="Liberation Mono2" style:font-size-asian="10pt" style:language-asian="hi" style:country-asian="IN" style:font-style-asian="normal"/>
    </style:style>
    <style:style style:name="T25" style:family="text">
      <style:text-properties fo:color="#000000" style:font-name="Liberation Mono" fo:font-size="10pt" fo:language="en" fo:country="GB" fo:font-style="normal" officeooo:rsid="003c8999" style:letter-kerning="true" style:font-name-asian="Liberation Mono2" style:font-size-asian="10pt" style:language-asian="hi" style:country-asian="IN" style:font-style-asian="normal"/>
    </style:style>
    <style:style style:name="T26" style:family="text">
      <style:text-properties fo:color="#000000" style:font-name="Liberation Mono" fo:font-size="10pt" fo:language="en" fo:country="GB" fo:font-style="normal" fo:font-weight="normal" style:letter-kerning="true" style:font-name-asian="Liberation Mono2" style:font-size-asian="10pt" style:language-asian="hi" style:country-asian="IN" style:font-style-asian="normal" style:font-weight-asian="normal" style:font-style-complex="normal" style:font-weight-complex="normal"/>
    </style:style>
    <style:style style:name="T27" style:family="text">
      <style:text-properties fo:color="#000000" style:font-name="Liberation Mono" fo:font-size="10pt" fo:language="en" fo:country="GB" fo:font-style="normal" fo:font-weight="normal" officeooo:rsid="002f2666" style:letter-kerning="true" style:font-name-asian="Liberation Mono2" style:font-size-asian="10pt" style:language-asian="hi" style:country-asian="IN" style:font-style-asian="normal" style:font-weight-asian="normal" style:font-style-complex="normal" style:font-weight-complex="normal"/>
    </style:style>
    <style:style style:name="T28" style:family="text">
      <style:text-properties fo:color="#000000" style:font-name="Liberation Mono" fo:font-size="10pt" fo:language="en" fo:country="GB" fo:font-style="normal" fo:font-weight="normal" officeooo:rsid="003241af" style:letter-kerning="true" style:font-name-asian="Liberation Mono2" style:font-size-asian="10pt" style:language-asian="hi" style:country-asian="IN" style:font-style-asian="normal" style:font-weight-asian="normal" style:font-style-complex="normal" style:font-weight-complex="normal"/>
    </style:style>
    <style:style style:name="T29" style:family="text">
      <style:text-properties fo:color="#000000" style:font-name="Liberation Mono" fo:font-size="10pt" fo:language="en" fo:country="GB" fo:font-style="normal" fo:font-weight="normal" officeooo:rsid="00331791" style:letter-kerning="true" style:font-name-asian="Liberation Mono2" style:font-size-asian="10pt" style:language-asian="hi" style:country-asian="IN" style:font-style-asian="normal" style:font-weight-asian="normal" style:font-style-complex="normal" style:font-weight-complex="normal"/>
    </style:style>
    <style:style style:name="T30" style:family="text">
      <style:text-properties fo:color="#000000" style:font-name="Liberation Mono" fo:font-size="10pt" fo:language="en" fo:country="GB" fo:font-weight="normal" style:letter-kerning="true" style:font-name-asian="Liberation Mono2" style:font-size-asian="10pt" style:language-asian="hi" style:country-asian="IN" style:font-weight-asian="normal"/>
    </style:style>
    <style:style style:name="T31" style:family="text">
      <style:text-properties fo:color="#000000" fo:language="en" fo:country="GB" fo:font-weight="normal" style:letter-kerning="true" style:font-name-asian="Liberation Mono2" style:language-asian="hi" style:country-asian="IN" style:font-weight-asian="normal" style:font-weight-complex="normal"/>
    </style:style>
    <style:style style:name="T32" style:family="text">
      <style:text-properties fo:color="#000000" fo:language="en" fo:country="GB" fo:font-weight="bold" style:letter-kerning="true" style:font-name-asian="Liberation Mono2" style:language-asian="hi" style:country-asian="IN" style:font-weight-asian="bold" style:font-weight-complex="bold"/>
    </style:style>
    <style:style style:name="T33" style:family="text">
      <style:text-properties fo:language="zxx" fo:country="none" fo:font-weight="bold" style:language-asian="zxx" style:country-asian="none" style:font-weight-asian="bold" style:font-weight-complex="bold"/>
    </style:style>
    <style:style style:name="T34" style:family="text">
      <style:text-properties fo:language="zxx" fo:country="none" fo:font-weight="bold" officeooo:rsid="003aa900" style:language-asian="zxx" style:country-asian="none" style:font-weight-asian="bold" style:font-weight-complex="bold"/>
    </style:style>
    <style:style style:name="T35" style:family="text">
      <style:text-properties officeooo:rsid="0019526c"/>
    </style:style>
    <style:style style:name="T36" style:family="text">
      <style:text-properties officeooo:rsid="001cf809"/>
    </style:style>
    <style:style style:name="T37" style:family="text">
      <style:text-properties fo:font-weight="bold" style:font-weight-asian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2056c1" style:font-weight-asian="bold" style:font-weight-complex="bold"/>
    </style:style>
    <style:style style:name="T40" style:family="text">
      <style:text-properties fo:font-weight="bold" officeooo:rsid="0039577c" style:font-weight-asian="bold" style:font-weight-complex="bold"/>
    </style:style>
    <style:style style:name="T41" style:family="text">
      <style:text-properties fo:font-weight="bold" officeooo:rsid="003ef271" style:font-weight-asian="bold" style:font-weight-complex="bold"/>
    </style:style>
    <style:style style:name="T42" style:family="text">
      <style:text-properties fo:font-weight="bold" officeooo:rsid="0039577c" style:font-weight-asian="bold"/>
    </style:style>
    <style:style style:name="T43" style:family="text">
      <style:text-properties style:font-name="Liberation Mono1" style:font-size-complex="10pt"/>
    </style:style>
    <style:style style:name="T44" style:family="text">
      <style:text-properties officeooo:rsid="001ecbc5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fo:font-weight="normal" style:font-weight-asian="normal" style:font-weight-complex="normal"/>
    </style:style>
    <style:style style:name="T47" style:family="text">
      <style:text-properties style:text-underline-style="none" fo:font-weight="normal" officeooo:rsid="0022dbc6" style:font-weight-asian="normal" style:font-weight-complex="normal"/>
    </style:style>
    <style:style style:name="T48" style:family="text">
      <style:text-properties style:text-underline-style="none" fo:font-weight="bold" style:font-weight-asian="bold" style:font-weight-complex="bold"/>
    </style:style>
    <style:style style:name="T49" style:family="text">
      <style:text-properties style:text-underline-style="none" fo:font-weight="bold" officeooo:rsid="0022dbc6" style:font-weight-asian="bold" style:font-weight-complex="bold"/>
    </style:style>
    <style:style style:name="T50" style:family="text">
      <style:text-properties officeooo:rsid="002056c1"/>
    </style:style>
    <style:style style:name="T51" style:family="text">
      <style:text-properties officeooo:rsid="00248fed"/>
    </style:style>
    <style:style style:name="T52" style:family="text">
      <style:text-properties officeooo:rsid="00ce2b58"/>
    </style:style>
    <style:style style:name="T53" style:family="text">
      <style:text-properties officeooo:rsid="0025929d"/>
    </style:style>
    <style:style style:name="T5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normal" style:text-underline-style="none" style:font-style-asian="normal" style:font-style-complex="normal"/>
    </style:style>
    <style:style style:name="T5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5e34bc" style:font-style-asian="normal" style:font-weight-asian="normal" style:font-style-complex="normal" style:font-weight-complex="normal"/>
    </style:style>
    <style:style style:name="T60" style:family="text">
      <style:text-properties officeooo:rsid="002edc73"/>
    </style:style>
    <style:style style:name="T61" style:family="text">
      <style:text-properties officeooo:rsid="00345111"/>
    </style:style>
    <style:style style:name="T62" style:family="text">
      <style:text-properties officeooo:rsid="003510cf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36a1e8" style:font-weight-asian="normal" style:font-weight-complex="normal"/>
    </style:style>
    <style:style style:name="T65" style:family="text">
      <style:text-properties officeooo:rsid="0036a1e8"/>
    </style:style>
    <style:style style:name="T66" style:family="text">
      <style:text-properties officeooo:rsid="0036fdaa"/>
    </style:style>
    <style:style style:name="T67" style:family="text">
      <style:text-properties officeooo:rsid="0039577c"/>
    </style:style>
    <style:style style:name="T68" style:family="text">
      <style:text-properties officeooo:rsid="003aa900"/>
    </style:style>
    <style:style style:name="T69" style:family="text">
      <style:text-properties officeooo:rsid="003b7ca0"/>
    </style:style>
    <style:style style:name="T70" style:family="text">
      <style:text-properties officeooo:rsid="003b92d2"/>
    </style:style>
    <style:style style:name="T71" style:family="text">
      <style:text-properties officeooo:rsid="003c49a9"/>
    </style:style>
    <style:style style:name="T72" style:family="text">
      <style:text-properties officeooo:rsid="003ef271"/>
    </style:style>
    <style:style style:name="T73" style:family="text">
      <style:text-properties officeooo:rsid="003fe167"/>
    </style:style>
    <style:style style:name="T74" style:family="text">
      <style:text-properties officeooo:rsid="0040e3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NextBASIC <text:span text:style-name="T50">file-related commands and features</text:span> <text:span text:style-name="T35">(Updated 30 Jan 2020)</text:span></text:p>
      <text:p text:style-name="P3"/>
      <text:p text:style-name="P3">This document describes the changes <text:span text:style-name="T51">in file-related commands and features</text:span> between the version of +3e BASIC currently available from the +3e website (+3e v1.43) and the <text:span text:style-name="T36">cased machines</text:span> launch version of NextBASIC (<text:span text:style-name="T69">released as part of</text:span> Next<text:span text:style-name="T68">ZX</text:span>OS v2.0<text:span text:style-name="T74">4</text:span>).</text:p>
      <text:p text:style-name="P3"/>
      <text:p text:style-name="P3">For reference, v1.43 commands are described here:</text:p>
      <text:p text:style-name="P3">http://www.worldofspectrum.org/zxplus3e/commands.html</text:p>
      <text:p text:style-name="P3"/>
      <text:p text:style-name="P5">Additionally, all the file-related commands in +3 BASIC are available (unless otherwise stated). These are described in part 20 of the +3 manual:</text:p>
      <text:p text:style-name="P5">http://www.worldofspectrum.org/ZXSpectrum128+3Manual/chapter8pt20.html</text:p>
      <text:p text:style-name="P68"/>
      <text:p text:style-name="P69">This should be read in conjunction with the other documents:</text:p>
      <text:p text:style-name="P69"><text:tab/>NextBASIC <text:span text:style-name="T53">new</text:span> commands <text:span text:style-name="T52">and features</text:span></text:p>
      <text:p text:style-name="P69"><text:tab/>Next<text:span text:style-name="T68">ZX</text:span>OS Editor features</text:p>
      <text:p text:style-name="P69"><text:tab/><text:span text:style-name="T60">NextZXOS and esxDOS APIs</text:span></text:p>
      <text:p text:style-name="P69"><text:tab/><text:span text:style-name="T61">NextZXOS Unimplemented features</text:span></text:p>
      <text:p text:style-name="P68"/>
      <text:p text:style-name="P70">A list of updates made to this document is now provided at the end.</text:p>
      <text:p text:style-name="P9"/>
      <text:p text:style-name="P59">Automatic mappings and startup procedure</text:p>
      <text:p text:style-name="P3">Next<text:span text:style-name="T68">ZX</text:span>OS now supports any FAT16 and FAT32 partitions on the SD card or cards, instead of +3DOS partitions on an IDEDOS-formatted card.</text:p>
      <text:p text:style-name="P3">All FAT partitions detected on the SD card(s) are automatically mapped to drives C: onwards on startup.</text:p>
      <text:p text:style-name="P3"/>
      <text:p text:style-name="P3">The RAMdisk is automatically mapped to drive M:. [<text:span text:style-name="T66">This is </text:span>a +3DOS drive and so do<text:span text:style-name="T66">es</text:span> not support directories or long filenames etc]</text:p>
      <text:p text:style-name="P3"/>
      <text:p text:style-name="P1"><text:span text:style-name="T1">Finally, any files in the </text:span><text:span text:style-name="T33">C:/NEXT</text:span><text:span text:style-name="T34">ZX</text:span><text:span text:style-name="T33">OS</text:span><text:span text:style-name="T1"> directory are mapped to the appropriate drive letters (if the drive letter in question has not already been mapped) if they are named as follows and are valid +3DOS partition images:</text:span></text:p>
      <text:p text:style-name="P1"><text:span text:style-name="T4"><text:s text:c="2"/></text:span><text:span text:style-name="T1">DRV-A.P3D</text:span></text:p>
      <text:p text:style-name="P1"><text:span text:style-name="T4"><text:s text:c="2"/></text:span><text:span text:style-name="T1">DRV-B.P3D</text:span></text:p>
      <text:p text:style-name="P7"><text:s text:c="2"/>…</text:p>
      <text:p text:style-name="P1"><text:span text:style-name="T4"><text:s text:c="2"/></text:span><text:span text:style-name="T1">DRV-P.P3D</text:span></text:p>
      <text:p text:style-name="P1"><text:span text:style-name="T4"><text:s text:c="2"/></text:span><text:span text:style-name="T1">CPM-A.P3D</text:span></text:p>
      <text:p text:style-name="P1"><text:span text:style-name="T4"><text:s text:c="2"/></text:span><text:span text:style-name="T1">CPM-B.P3D</text:span></text:p>
      <text:p text:style-name="P7"><text:s text:c="2"/>…</text:p>
      <text:p text:style-name="P1"><text:span text:style-name="T4"><text:s text:c="2"/></text:span><text:span text:style-name="T1">CPM-P.P3D</text:span></text:p>
      <text:p text:style-name="P1"><text:span text:style-name="T1"><text:s text:c="2"/></text:span><text:span text:style-name="T3">DRV-A.DSK</text:span></text:p>
      <text:p text:style-name="P6"><text:s text:c="2"/>DRV-B.DSK</text:p>
      <text:p text:style-name="P8"><text:s text:c="2"/>…</text:p>
      <text:p text:style-name="P8"><text:s text:c="2"/><text:span text:style-name="T67">DRV-P.DSK</text:span></text:p>
      <text:p text:style-name="P8"/>
      <text:p text:style-name="P3">If both a DRV-A.P3D and CPM-A.P3D are present (for example), the DRV-A.P3D file is used in preference and CPM-A.P3D will not be automatically mapped <text:span text:style-name="T67">(if both a DRV-A.P3D and DRV-A.DSK is present, there is no preference and whichever file appears first in the directory will be mapped).</text:span></text:p>
      <text:p text:style-name="P3"/>
      <text:p text:style-name="P3">The default drive (highlighted in the list of drives on the startup screen) is set to C: if available. If not, it is set to M:</text:p>
      <text:p text:style-name="P3"/>
      <text:p text:style-name="P1"><text:span text:style-name="T1">Once all drives have been mapped appropriately, if there is a BASIC file named </text:span><text:span text:style-name="T33">C:/NEXT</text:span><text:span text:style-name="T34">ZX</text:span><text:span text:style-name="T33">OS/AUTOEXEC.BAS</text:span><text:span text:style-name="T1"> it will be automatically LOADed </text:span><text:span text:style-name="T2">(</text:span><text:span text:style-name="T1">and RUN </text:span><text:span text:style-name="T2">if it was SAVEd using the SAVE...LINE option)</text:span><text:span text:style-name="T1">. This could contain additional preferences (such as editor colour settings) or just run some desired program.</text:span></text:p>
      <text:p text:style-name="P3"/>
      <text:p text:style-name="P3"/>
      <text:p text:style-name="P33">Changing SD cards</text:p>
      <text:p text:style-name="P63">The <text:span text:style-name="T38">REMOUNT </text:span>command <text:span text:style-name="T44">can</text:span> be entered when the user wishes to change the SD card. When the prompt “Remove/insert SD and press Y” is shown the SD card may be changed, and then the <text:span text:style-name="T38">Y</text:span> key should be pressed.</text:p>
      <text:p text:style-name="P63"/>
      <text:p text:style-name="P64">This command unmaps all existing drives and re-starts the initialisation and automatic mappings procedure described in the previous section (although it does not execute the AUTOEXEC.BAS program).</text:p>
      <text:p text:style-name="P3"/>
      <text:p text:style-name="P60">Partition management</text:p>
      <text:p text:style-name="P15">Next<text:span text:style-name="T68">ZX</text:span>OS usually uses FAT16 and FAT32 partitions, and these should be created on a PC. Therefore the following +3e commands have been removed:</text:p>
      <text:p text:style-name="P11"/>
      <text:p text:style-name="P1"><text:span text:style-name="T10">FORMAT TO </text:span><text:span text:style-name="T15">unit</text:span><text:span text:style-name="T10">,</text:span><text:span text:style-name="T15">maxpart#[,cyls]</text:span></text:p>
      <text:p text:style-name="P1"><text:span text:style-name="T10">MOVE </text:span><text:span text:style-name="T15">part$</text:span><text:span text:style-name="T10"> BIN</text:span></text:p>
      <text:p text:style-name="P1"><text:span text:style-name="T10">MOVE </text:span><text:span text:style-name="T15">part$</text:span><text:span text:style-name="T10"> FOR </text:span><text:span text:style-name="T15">name$</text:span></text:p>
      <text:p text:style-name="P13"/>
      <text:p text:style-name="P3">The following command is still available but no longer supports the old “EXP” option:</text:p>
      <text:p text:style-name="P1"><text:span text:style-name="T10">CAT </text:span><text:span text:style-name="T15">[#stream]</text:span><text:span text:style-name="T10"> TAB</text:span></text:p>
      <text:p text:style-name="P9"/>
      <text:p text:style-name="P3">It is still possible to create +3DOS-compatible data and swap partitions, using these <text:span text:style-name="T65">dot </text:span>commands, <text:span text:style-name="T65">which replace the </text:span><text:span text:style-name="T64">NEW DATA/EXP commands on the +3e</text:span> (the main use for these is for use by CP/M and for copying data between FAT and +3DOS partitions whilst in NextBASIC):</text:p>
      <text:p text:style-name="P1"><text:span text:style-name="T10">.</text:span><text:span text:style-name="T14">mkdata</text:span><text:span text:style-name="T5"> </text:span><text:span text:style-name="T18">filename</text:span><text:span text:style-name="T16"> size<text:tab/><text:tab/></text:span><text:span text:style-name="T23">creates a +3DOS data partition image</text:span></text:p>
      <text:p text:style-name="P1"><text:span text:style-name="T14">.mkswap</text:span><text:span text:style-name="T5"> </text:span><text:span text:style-name="T17">filename</text:span><text:span text:style-name="T20"> </text:span><text:span text:style-name="T16">size<text:tab/><text:tab/></text:span><text:span text:style-name="T23">creates a swap partition image</text:span></text:p>
      <text:p text:style-name="P47"/>
      <text:p text:style-name="P1"><text:span text:style-name="T5">The </text:span><text:span text:style-name="T6">file</text:span><text:span text:style-name="T5">name </text:span><text:span text:style-name="T21">can be any valid filename, </text:span><text:span text:style-name="T22">but in order to be automatically mounted should be named as below. (</text:span><text:span text:style-name="T24">Additionally, +3DOS data images should have the .P3D </text:span><text:span text:style-name="T25">type</text:span><text:span text:style-name="T24">, and </text:span><text:span text:style-name="T22">floppy disk images should </text:span><text:span text:style-name="T24">have the</text:span><text:span text:style-name="T22"> .DSK </text:span><text:span text:style-name="T25">type</text:span><text:span text:style-name="T24">,</text:span><text:span text:style-name="T22"> so they can be selected and mounted with the </text:span><text:span text:style-name="T18">Browser</text:span><text:span text:style-name="T23">).</text:span></text:p>
      <text:p text:style-name="P9"/>
      <text:p text:style-name="P1"><text:span text:style-name="T21">If the partitions are named appropriately (DRV-A.P3D to DRV-P.P3D, </text:span><text:span text:style-name="T24">DRV-A.DSK to DRV-P.DSK, </text:span><text:span text:style-name="T21">CPM-A.P3D to CPM-P.P3D) and located in the </text:span><text:span text:style-name="T33">C:/NEXT</text:span><text:span text:style-name="T34">ZX</text:span><text:span text:style-name="T33">OS</text:span><text:span text:style-name="T21"> directory then they will be automatically mapped at startup or when the CP/M loader is selected. If two such files are present with the same letter, on startup the DRV version will take precedence, but when the CP/M loader is selected, the CPM version will take precedence.</text:span></text:p>
      <text:p text:style-name="P3"/>
      <text:p text:style-name="P1"><text:span text:style-name="T1">Swap partitions named SWP-0.P3S to SWP-9.P3S which are present in the </text:span><text:bookmark-start text:name="__DdeLink__444_1054373920"/><text:span text:style-name="T33">C:/NEXT</text:span><text:span text:style-name="T34">ZX</text:span><text:span text:style-name="T33">OS</text:span><text:bookmark-end text:name="__DdeLink__444_1054373920"/><text:span text:style-name="T1"> directory will be available for machine-coded application programs to use (via the IDEDOS API).</text:span></text:p>
      <text:p text:style-name="P3"/>
      <text:p text:style-name="P11">Manual partition mapping</text:p>
      <text:p text:style-name="P1"><text:span text:style-name="T1">The following commands are still available for manually mapping and unmapping partitions, but no longer support the old “ASN” option (permanence can be achieved by adding such commands into a </text:span><text:span text:style-name="T33">C:/NEXT</text:span><text:span text:style-name="T34">ZX</text:span><text:span text:style-name="T33">OS/AUTOEXEC.BAS</text:span><text:span text:style-name="T1"> file if required):</text:span></text:p>
      <text:p text:style-name="P1"><text:span text:style-name="T10">MOVE</text:span><text:span text:style-name="T5"> </text:span><text:span text:style-name="T16">drive$</text:span><text:span text:style-name="T5"> </text:span><text:span text:style-name="T10">IN</text:span><text:span text:style-name="T5"> </text:span><text:span text:style-name="T16">part$</text:span></text:p>
      <text:p text:style-name="P1"><text:span text:style-name="T10">MOVE</text:span><text:span text:style-name="T5"> drive$ </text:span><text:span text:style-name="T10">OUT</text:span></text:p>
      <text:p text:style-name="P9"/>
      <text:p text:style-name="P1"><text:span text:style-name="T16">part$</text:span><text:span text:style-name="T5"> can be:</text:span></text:p>
      <text:list xml:id="list3677296797" text:style-name="WWNum3">
        <text:list-item>
          <text:p text:style-name="P81">any FAT partition listed on units <text:span text:style-name="T67">5</text:span> or <text:span text:style-name="T67">6</text:span>. These can be referred to by partition id, <text:span text:style-name="T71">name</text:span> or <text:span text:style-name="T71">both</text:span>. Examples which <text:span text:style-name="T71">all</text:span> map the same partition <text:span text:style-name="T70">are</text:span>:</text:p>
          <text:list>
            <text:list-item>
              <text:p text:style-name="P82">MOVE "e:" IN "<text:span text:style-name="T67">5</text:span>&gt;1&gt;MyFat32"</text:p>
            </text:list-item>
            <text:list-item>
              <text:p text:style-name="P82">MOVE "e:" IN "<text:span text:style-name="T67">5</text:span>&gt;1&gt;"</text:p>
            </text:list-item>
            <text:list-item>
              <text:p text:style-name="P83">MOVE "e:" IN "<text:span text:style-name="T67">5</text:span>&gt;MyFat32"</text:p>
            </text:list-item>
          </text:list>
        </text:list-item>
        <text:list-item>
          <text:p text:style-name="P78">any <text:span text:style-name="T67">IDEDOS partition</text:span> listed on units <text:span text:style-name="T67">0</text:span> or <text:span text:style-name="T67">1 (these will only appear if a card formatted by the +3e is inserted), eg:</text:span></text:p>
          <text:list>
            <text:list-item>
              <text:p text:style-name="P78"><text:span text:style-name="T37">MOVE "</text:span><text:span text:style-name="T42">f</text:span><text:span text:style-name="T37">:" IN "</text:span><text:span text:style-name="T42">0</text:span><text:span text:style-name="T37">&gt;</text:span><text:span text:style-name="T42">Games</text:span><text:span text:style-name="T37">"</text:span></text:p>
            </text:list-item>
          </text:list>
        </text:list-item>
        <text:list-item>
          <text:p text:style-name="P80"><text:span text:style-name="T9">“</text:span><text:span text:style-name="T5">4&gt;” for RAMdisk, </text:span><text:span text:style-name="T7">eg:</text:span></text:p>
          <text:list>
            <text:list-item>
              <text:p text:style-name="P79">MOVE “m:” IN “4&gt;”</text:p>
            </text:list-item>
          </text:list>
        </text:list-item>
        <text:list-item>
          <text:p text:style-name="P81">any .P3D file, located anywhere on a FAT drive, eg:</text:p>
          <text:list>
            <text:list-item>
              <text:p text:style-name="P82">MOVE “e:” IN “myp3dos.p3d”</text:p>
            </text:list-item>
          </text:list>
        </text:list-item>
        <text:list-item>
          <text:p text:style-name="P81">any <text:span text:style-name="T67">unprotected </text:span>.DSK (+3 disk image) file <text:span text:style-name="T67">in a standard format</text:span>, located anywhere on a FAT drive, eg:</text:p>
          <text:list>
            <text:list-item>
              <text:p text:style-name="P84"><text:span text:style-name="T10">MOVE “A:” IN “</text:span><text:span text:style-name="T33">C:/Plus3</text:span><text:span text:style-name="T10"> Disks/TasCalc.dsk”</text:span></text:p>
            </text:list-item>
          </text:list>
        </text:list-item>
      </text:list>
      <text:p text:style-name="P9"/>
      <text:p text:style-name="P9">There is no longer any limit to how many partitions can be mapped at one time; all 16 drives A-P can be mapped to partitions. <text:span text:style-name="T67">However, a maximum of 8 drives can be mapped to drive images (</text:span><text:span text:style-name="T40">.P3D</text:span><text:span text:style-name="T67"> or </text:span><text:span text:style-name="T40">.DSK</text:span><text:span text:style-name="T67"> files) at any one time.</text:span></text:p>
      <text:p text:style-name="P59">Filenames</text:p>
      <text:p text:style-name="P9">On FAT partitions, filenames can be up to 255 chars in length and include any valid FAT32 LFN characters. Invalid characters are:</text:p>
      <text:p text:style-name="P9"><text:tab/>“</text:p>
      <text:p text:style-name="P9"><text:tab/>&lt;</text:p>
      <text:p text:style-name="P9"><text:tab/>&gt;</text:p>
      <text:p text:style-name="P9"><text:tab/>£</text:p>
      <text:p text:style-name="P9"><text:tab/>(c) – the copyright symbol</text:p>
      <text:p text:style-name="P9"><text:tab/>graphics characters and keyword tokens</text:p>
      <text:p text:style-name="P1"><text:span text:style-name="T5">In addition, </text:span><text:span text:style-name="T10">* </text:span><text:span text:style-name="T30">and </text:span><text:span text:style-name="T10">? </text:span><text:span text:style-name="T30">are wildcard characters whilst </text:span><text:span text:style-name="T10">: </text:span><text:span text:style-name="T30">and </text:span><text:span text:style-name="T10">/ </text:span><text:span text:style-name="T30">and </text:span><text:span text:style-name="T10">\ </text:span><text:span text:style-name="T30">are path separators, and so cannot be part of a filename.</text:span></text:p>
      <text:p text:style-name="P9"/>
      <text:p text:style-name="P9"/>
      <text:p text:style-name="P12">Wildcards</text:p>
      <text:p text:style-name="P9">Wildcards can now be used in any command which expects to open/read a single file or directory, and will open/read the first matching file (this only works on FAT filesystems):</text:p>
      <text:p text:style-name="P1"><text:span text:style-name="T5">eg </text:span><text:span text:style-name="T10">LOAD "*.BAS"</text:span><text:span text:style-name="T5"> loads the first BASIC program found</text:span></text:p>
      <text:p text:style-name="P1"><text:span text:style-name="T10">SPECTRUM "Gregory Lo*.z80"</text:span><text:span text:style-name="T5"> to load "Gregory Loses His Clock.z80"</text:span></text:p>
      <text:p text:style-name="P1"><text:span text:style-name="T10">cd "sna*"</text:span><text:span text:style-name="T5"> to change to the "Snapshots" directory</text:span></text:p>
      <text:p text:style-name="P14"/>
      <text:p text:style-name="P60">Additional commands for working with FAT partitions</text:p>
      <text:p text:style-name="P1"><text:span text:style-name="T5">esxDOS dot commands are now supported (must be in </text:span><text:span text:style-name="T33">C:/BIN</text:span><text:span text:style-name="T5">) and can be used in 48K BASIC mode selected from the Next</text:span><text:span text:style-name="T8">ZX</text:span><text:span text:style-name="T5">OS menu, as well as in NextBASIC mode.</text:span></text:p>
      <text:p text:style-name="P9"/>
      <text:p text:style-name="P9">The following new commands are available:</text:p>
      <text:p text:style-name="P3"/>
      <text:p text:style-name="P1"><text:span text:style-name="T10">CD</text:span><text:span text:style-name="T5"> </text:span><text:span text:style-name="T16">path$</text:span></text:p>
      <text:p text:style-name="P9">Change current drive and/or directory.</text:p>
      <text:p text:style-name="P1"><text:span text:style-name="T5">eg </text:span><text:span text:style-name="T10">CD "e:"</text:span></text:p>
      <text:p text:style-name="P13">CD "c:/snapshots"</text:p>
      <text:p text:style-name="P13">CD "games"</text:p>
      <text:p text:style-name="P9"/>
      <text:p text:style-name="P1"><text:span text:style-name="T10">MKDIR</text:span><text:span text:style-name="T5"> </text:span><text:span text:style-name="T16">path$</text:span></text:p>
      <text:p text:style-name="P9">Create new directory</text:p>
      <text:p text:style-name="P1"><text:span text:style-name="T5">eg </text:span><text:span text:style-name="T10">MKDIR "newdir"</text:span></text:p>
      <text:p text:style-name="P13">MKDIR "D:/olddir/newdir"</text:p>
      <text:p text:style-name="P9"/>
      <text:p text:style-name="P1"><text:span text:style-name="T10">RMDIR</text:span><text:span text:style-name="T5"> </text:span><text:span text:style-name="T16">path$</text:span></text:p>
      <text:p text:style-name="P9">Remove directory (will only allow empty directories to be removed)</text:p>
      <text:p text:style-name="P1"><text:span text:style-name="T5">eg </text:span><text:span text:style-name="T10">RMDIR "newdir"</text:span></text:p>
      <text:p text:style-name="P13">RMDIR "D:/olddir/newdir"</text:p>
      <text:p text:style-name="P9"/>
      <text:p text:style-name="P1"><text:span text:style-name="T10">PWD</text:span><text:span text:style-name="T5"> </text:span><text:span text:style-name="T16">[#n]</text:span></text:p>
      <text:p text:style-name="P9">Prints the current working directory to the screen (or optionally specified stream number).</text:p>
      <text:p text:style-name="P1"><text:span text:style-name="T5">eg </text:span><text:span text:style-name="T10">PWD</text:span></text:p>
      <text:p text:style-name="P9">(Displays, eg C:/snapshots/)</text:p>
      <text:p text:style-name="P13">PWD #4</text:p>
      <text:p text:style-name="P9">Outputs current working directory to stream 4.</text:p>
      <text:p text:style-name="P9"/>
      <text:p text:style-name="P1"><text:span text:style-name="T10">DIR </text:span><text:span text:style-name="T30">and </text:span><text:span text:style-name="T10">LS </text:span><text:span text:style-name="T30">have been added as aliases of the </text:span><text:span text:style-name="T10">CAT </text:span><text:span text:style-name="T30">keyword, and can be used instead in any </text:span><text:span text:style-name="T10">CAT </text:span><text:span text:style-name="T30">command (when entered into a BASIC program they will be shown as </text:span><text:span text:style-name="T10">CAT </text:span><text:span text:style-name="T30">since they share the same keyword token value).</text:span></text:p>
      <text:p text:style-name="P9"/>
      <text:p text:style-name="P59">Modified +3e BASIC commands</text:p>
      <text:p text:style-name="Preformatted_20_Text"><text:span text:style-name="T30">As noted earlier, “permanence” settings are no longer available (replaced with automatic mappings and, if necessary, use of the </text:span><text:span text:style-name="T33">C:/NEXT</text:span><text:span text:style-name="T34">ZX</text:span><text:span text:style-name="T33">OS/AUTOEXEC.BAS</text:span><text:span text:style-name="T30"> file). Therefore the following </text:span><text:span text:style-name="T10">+3e BASIC </text:span><text:span text:style-name="T30">commands no longer accept the “ASN” option:</text:span></text:p>
      <text:p text:style-name="P1"><text:span text:style-name="T10">LOAD</text:span><text:span text:style-name="T5"> </text:span><text:span text:style-name="T16">drive$</text:span></text:p>
      <text:p text:style-name="P1"><text:span text:style-name="T10">SAVE</text:span><text:span text:style-name="T5"> </text:span><text:span text:style-name="T16">drive$</text:span></text:p>
      <text:p text:style-name="P1"><text:span text:style-name="T10">VERIFY</text:span><text:span text:style-name="T5"> </text:span><text:span text:style-name="T16">drive$</text:span></text:p>
      <text:p text:style-name="P1"><text:span text:style-name="T10">MERGE</text:span><text:span text:style-name="T5"> </text:span><text:span text:style-name="T16">drive$</text:span></text:p>
      <text:p text:style-name="P1"><text:span text:style-name="T10">SPECTRUM INK</text:span><text:span text:style-name="T5"> </text:span><text:span text:style-name="T16">i</text:span></text:p>
      <text:p text:style-name="P1"><text:span text:style-name="T10">SPECTRUM PAPER</text:span><text:span text:style-name="T5"> </text:span><text:span text:style-name="T16">p</text:span></text:p>
      <text:p text:style-name="P1"><text:span text:style-name="T10">SPECTRUM BRIGHT</text:span><text:span text:style-name="T5"> </text:span><text:span text:style-name="T16">b</text:span></text:p>
      <text:p text:style-name="P1"><text:span text:style-name="T10">SPECTRUM FLASH</text:span><text:span text:style-name="T5"> </text:span><text:span text:style-name="T16">f</text:span></text:p>
      <text:p text:style-name="P1"><text:span text:style-name="T10">SPECTRUM ATTR</text:span><text:span text:style-name="T5"> </text:span><text:span text:style-name="T16">n</text:span></text:p>
      <text:p text:style-name="P9"/>
      <text:p text:style-name="P13"/>
      <text:p text:style-name="P12">Enhanced +3e BASIC commands</text:p>
      <text:p text:style-name="P9">The following command will continue to work as described on the +3e website, and additionally supports ZX80 (.O) and ZX81 (.P) snapshots.</text:p>
      <text:p text:style-name="P1"><text:span text:style-name="T10">SPECTRUM</text:span><text:span text:style-name="T5"> </text:span><text:span text:style-name="T16">f$</text:span></text:p>
      <text:p text:style-name="P3"/>
      <text:p text:style-name="P1"><text:span text:style-name="T5">In order to run ZX80 and ZX81 snapshots, Paul Farrow's ZX80/ZX81 emulator ROMs must be present in </text:span><text:span text:style-name="T11">C:/</text:span><text:span text:style-name="T12">MACHINES/NEXT</text:span><text:span text:style-name="T11">/</text:span><text:span text:style-name="T5"> as ZX80.ROM and ZX81.ROM.</text:span></text:p>
      <text:p text:style-name="P3"/>
      <text:p text:style-name="P9">The standard +3 BASIC CAT command now supports a "-" option to display short filenames instead of long filenames:</text:p>
      <text:p text:style-name="P1"><text:span text:style-name="T10">CAT</text:span><text:span text:style-name="T16">[-] [#n[,]][f$][EXP]</text:span></text:p>
      <text:p text:style-name="P9">eg</text:p>
      <text:p text:style-name="P13">CAT-</text:p>
      <text:p text:style-name="P13">CAT- "*.bas"</text:p>
      <text:p text:style-name="P13">CAT- EXP</text:p>
      <text:p text:style-name="P13">CAT- "*.z80" EXP</text:p>
      <text:p text:style-name="P13">CAT- #4</text:p>
      <text:p text:style-name="P13">CAT- #4,"*.z80"</text:p>
      <text:p text:style-name="P13">CAT- #4,"*.z80" EXP</text:p>
      <text:p text:style-name="P13"/>
      <text:p text:style-name="P50"><text:span text:style-name="T31">The expanded version of the </text:span><text:span text:style-name="T32">CAT </text:span><text:span text:style-name="T31">command (</text:span><text:span text:style-name="T32">CAT EXP</text:span><text:span text:style-name="T31">) now gives a more detailed listing than before, showing date/timestamps as well as exact filesizes and file attributes.</text:span></text:p>
      <text:p text:style-name="P50"/>
      <text:p text:style-name="P46"/>
      <text:p text:style-name="P73">Extended commands</text:p>
      <text:p text:style-name="P73"><text:span text:style-name="T46">The standard </text:span><text:span text:style-name="T45">LOAD</text:span><text:span text:style-name="T46">, </text:span><text:span text:style-name="T45">SAVE</text:span><text:span text:style-name="T46"> and </text:span><text:span text:style-name="T45">VERIFY</text:span><text:span text:style-name="T46"> commands (which work with tape as well as SD/RAMdisk files) now also have the following new variants (all with </text:span><text:span text:style-name="T45">LOAD</text:span><text:span text:style-name="T46">, </text:span><text:span text:style-name="T45">SAVE</text:span><text:span text:style-name="T46"> or </text:span><text:span text:style-name="T45">VERIFY</text:span><text:span text:style-name="T46">; only </text:span><text:span text:style-name="T45">LOAD </text:span><text:span text:style-name="T46">shown):</text:span></text:p>
      <text:p text:style-name="P73"><text:span text:style-name="T45">LOAD </text:span><text:span text:style-name="T54">f$ </text:span><text:span text:style-name="T56">BANK </text:span><text:span text:style-name="T54">n</text:span></text:p>
      <text:p text:style-name="P73"><text:span text:style-name="T54"><text:tab/></text:span><text:span text:style-name="T58">load/save/verify 16K of data in memory bank </text:span><text:span text:style-name="T54">n</text:span></text:p>
      <text:p text:style-name="P73"><text:span text:style-name="T56">LOAD </text:span><text:span text:style-name="T54">f$ </text:span><text:span text:style-name="T56">BANK </text:span><text:span text:style-name="T54">n,offset,len</text:span></text:p>
      <text:p text:style-name="P73"><text:span text:style-name="T54"><text:tab/></text:span><text:span text:style-name="T58">load/save/verify </text:span><text:span text:style-name="T54">len </text:span><text:span text:style-name="T58">bytes of data starting at offset </text:span><text:span text:style-name="T54">offset </text:span><text:span text:style-name="T58">in bank </text:span><text:span text:style-name="T54">n</text:span></text:p>
      <text:p text:style-name="P73"><text:span text:style-name="T56">LOAD </text:span><text:span text:style-name="T54">f$ </text:span><text:span text:style-name="T56">LAYER</text:span></text:p>
      <text:p text:style-name="P73"><text:span text:style-name="T58"><text:tab/>load/save/verify screen for the active layer (like </text:span><text:span text:style-name="T56">SCREEN$ </text:span><text:span text:style-name="T58">but may use 6.</text:span><text:span text:style-name="T59">75</text:span><text:span text:style-name="T58">K, 12K or 48K of data depending upon active layer)</text:span></text:p>
      <text:p text:style-name="P74"/>
      <text:p text:style-name="P12">Unchanged +3e BASIC commands</text:p>
      <text:p text:style-name="P9">The following commands will continue to work as described on the +3e website:</text:p>
      <text:p text:style-name="P1"><text:span text:style-name="T10">CAT </text:span><text:span text:style-name="T15">[#stream]</text:span><text:span text:style-name="T10"> ASN</text:span></text:p>
      <text:p text:style-name="P1"><text:span text:style-name="T10">OPEN #</text:span><text:span text:style-name="T15">n</text:span><text:span text:style-name="T10">, </text:span><text:span text:style-name="T15">f$</text:span></text:p>
      <text:p text:style-name="P1"><text:span text:style-name="T10">CLOSE #</text:span><text:span text:style-name="T15">n</text:span></text:p>
      <text:p text:style-name="P1"><text:span text:style-name="T10">GOTO #</text:span><text:span text:style-name="T15">n</text:span><text:span text:style-name="T10">, </text:span><text:span text:style-name="T15">m</text:span></text:p>
      <text:p text:style-name="P2"/>
      <text:p text:style-name="P57">The following 3 commands have had their syntax changed (<text:span text:style-name="T38">TO </text:span><text:span text:style-name="T63">is used instead of a comma), but otherwise continue to work as described on the +3e website:</text:span></text:p>
      <text:p text:style-name="P2"><text:span text:style-name="T10">RETURN #</text:span><text:span text:style-name="T15">n</text:span><text:span text:style-name="T19"> </text:span><text:span text:style-name="T13">TO</text:span><text:span text:style-name="T10"> </text:span><text:span text:style-name="T15">var</text:span></text:p>
      <text:p text:style-name="P2"><text:span text:style-name="T10">DIM #</text:span><text:span text:style-name="T15">n</text:span><text:span text:style-name="T19"> </text:span><text:span text:style-name="T13">TO</text:span><text:span text:style-name="T10"> </text:span><text:span text:style-name="T15">var</text:span></text:p>
      <text:p text:style-name="P2"><text:span text:style-name="T10">NEXT #</text:span><text:span text:style-name="T15">n</text:span><text:span text:style-name="T19"> </text:span><text:span text:style-name="T13">TO</text:span><text:span text:style-name="T10"> </text:span><text:span text:style-name="T15">var</text:span></text:p>
      <text:p text:style-name="P13"><text:soft-page-break/></text:p>
      <text:p text:style-name="P9"/>
      <text:p text:style-name="P12">Miscellaneous additional +3e BASIC commands</text:p>
      <text:p text:style-name="P1"/>
      <text:p text:style-name="P1"><text:span text:style-name="T10">COPY </text:span><text:span text:style-name="T15">f$</text:span><text:span text:style-name="T10"> TO #</text:span><text:span text:style-name="T15">n</text:span></text:p>
      <text:p text:style-name="P1"><text:span text:style-name="T5">This command works like the standard +3 </text:span><text:span text:style-name="T10">COPY</text:span><text:span text:style-name="T5"> </text:span><text:span text:style-name="T16">f$</text:span><text:span text:style-name="T5"> </text:span><text:span text:style-name="T10">TO SCREEN$</text:span><text:span text:style-name="T5"> and </text:span><text:span text:style-name="T10">COPY</text:span><text:span text:style-name="T5"> </text:span><text:span text:style-name="T16">f$</text:span><text:span text:style-name="T5"> </text:span><text:span text:style-name="T10">TO LPRINT</text:span><text:span text:style-name="T5"> commands, but any stream can be specified.</text:span></text:p>
      <text:p text:style-name="P1"/>
      <text:p text:style-name="P10">NOTE:</text:p>
      <text:p text:style-name="P56"><text:span text:style-name="T5">All three of these commands filter out an</text:span><text:span text:style-name="T27">y control codes from the file </text:span><text:span text:style-name="T26">before sending them t</text:span><text:span text:style-name="T29">o</text:span><text:span text:style-name="T26"> the stream/screen/printer,</text:span><text:span text:style-name="T27"> except for </text:span><text:span text:style-name="T28">end-of-line markers (which can be </text:span><text:span text:style-name="T27">CR, </text:span><text:span text:style-name="T28">LF or CRLF)</text:span><text:span text:style-name="T27">.</text:span></text:p>
      <text:p text:style-name="P48"/>
      <text:p text:style-name="P9"/>
      <text:p text:style-name="P12">Deprecated +3 BASIC commands</text:p>
      <text:p text:style-name="P9">The standard +3 BASIC sector-by-sector disk copy operation below is no longer supported (dangerous, and not useful without floppies anyway):</text:p>
      <text:p text:style-name="P13">COPY "a:" TO "b:"</text:p>
      <text:p text:style-name="P9"/>
      <text:p text:style-name="P9">The <text:span text:style-name="T72">additional</text:span> +3 BASIC screendump commands below are no longer supported:</text:p>
      <text:p text:style-name="P13">COPY EXP</text:p>
      <text:p text:style-name="P13">COPY EXP INVERSE</text:p>
      <text:p text:style-name="P51"/>
      <text:p text:style-name="P53">The standard <text:span text:style-name="T38">COPY </text:span><text:span text:style-name="T63">screendump command is still supported (along with </text:span><text:span text:style-name="T38">LLIST</text:span><text:span text:style-name="T63"> and </text:span><text:span text:style-name="T38">LPRINT</text:span><text:span text:style-name="T63">) and sends output to any installed driver named “P”. If no such driver has been installed, the ZX Printer / Alphacom 32 / Timex 2040 is supported by default.</text:span></text:p>
      <text:p text:style-name="P51"/>
      <text:p text:style-name="P52">These printer configuration commands are also removed, as the +3 printer interfaces are not provided. They would be better replaced by an external driver for any printer interfaces, and controlled with the new <text:span text:style-name="T38">DRIVER </text:span><text:span text:style-name="T63">command:</text:span></text:p>
      <text:p text:style-name="P54">FORMAT LINE <text:span text:style-name="T55">n</text:span></text:p>
      <text:p text:style-name="P55">FORMAT LPRINT <text:span text:style-name="T55">f1</text:span><text:span text:style-name="T63">[</text:span><text:span text:style-name="T55">;f2</text:span><text:span text:style-name="T63">]</text:span></text:p>
      <text:p text:style-name="P71"/>
      <text:p text:style-name="P72">The following command is also removed. It is no longer necessary <text:span text:style-name="T47">since it is now possible to load headerless files as </text:span><text:span text:style-name="T49">CODE </text:span><text:span text:style-name="T47">files.</text:span></text:p>
      <text:p text:style-name="P71"><text:span text:style-name="T48">COPY </text:span><text:span text:style-name="T54">f$ </text:span><text:span text:style-name="T57">TO SPECTRUM FORMAT</text:span></text:p>
      <text:p text:style-name="P75"/>
      <text:p text:style-name="P65">As previously mentioned, the following commands have been removed (their functionality is replaced with the <text:span text:style-name="T38">.MKDATA </text:span>and <text:span text:style-name="T38">.MKSWAP </text:span>dot commands):</text:p>
      <text:p text:style-name="P67">NEW DATA <text:span text:style-name="T55">part$,size</text:span></text:p>
      <text:p text:style-name="P67">NEW EXP <text:span text:style-name="T55">part$,size</text:span></text:p>
      <text:p text:style-name="P61"/>
      <text:p text:style-name="P58">List of updates</text:p>
      <text:p text:style-name="P43"/>
      <text:p text:style-name="P76"/>
      <text:p text:style-name="P76">Updates: 30 January 2020</text:p>
      <text:p text:style-name="P66"/>
      <text:p text:style-name="P66">Updated NextZXOS version number referred to, for day zero release (v2.04).</text:p>
      <text:p text:style-name="P62"/>
      <text:p text:style-name="P62"/>
      <text:p text:style-name="P45">Updates: <text:span text:style-name="T73">3 Dec</text:span> 2019</text:p>
      <text:p text:style-name="P31">Removed mention of RUN.BAS facility, no longer present.</text:p>
      <text:p text:style-name="P31"/>
      <text:p text:style-name="P30"/>
      <text:p text:style-name="P45">Updates: <text:span text:style-name="T72">28</text:span> Nov 2019</text:p>
      <text:p text:style-name="P29"><text:span text:style-name="T72">Noted that the </text:span><text:span text:style-name="T41">COPY </text:span><text:span text:style-name="T72">command is now reinstated and supports the ZX Printer/Alphacom 32/Timex 2040 by default.</text:span></text:p>
      <text:p text:style-name="P44"/>
      <text:p text:style-name="P44"/>
      <text:p text:style-name="P44">Updates: 4 Nov 2019</text:p>
      <text:p text:style-name="P28">Fixed incorrect mentions of “extensions” in the text; these are properly referred to as “types”.</text:p>
      <text:p text:style-name="P44"/>
      <text:p text:style-name="P44"/>
      <text:p text:style-name="P42">Updates: 16 Oct 2019</text:p>
      <text:p text:style-name="P42"><text:span text:style-name="T46">Explicitly noted the removal of </text:span><text:span text:style-name="T45">NEW DATA/NEW EXP </text:span><text:span text:style-name="T46">in the deprecated commands section.</text:span></text:p>
      <text:p text:style-name="P42"/>
      <text:p text:style-name="P42"/>
      <text:p text:style-name="P41">Updates: 14 Aug 2019</text:p>
      <text:p text:style-name="P27">Updated partition naming examples, following changes in NextZXOS v2.01C.</text:p>
      <text:p text:style-name="P27"/>
      <text:p text:style-name="P40"/>
      <text:p text:style-name="P40">Updates: 8 Jul 2018</text:p>
      <text:p text:style-name="P26">Removed the <text:span text:style-name="T38">.mkdsk </text:span>dot command; it's better to create <text:span text:style-name="T38">.P3D </text:span>files.</text:p>
      <text:p text:style-name="P26"/>
      <text:p text:style-name="P26">Removed the <text:span text:style-name="T38">MOVE d2$=d1$</text:span> command. It's not really needed since +3 software can now be run from <text:span text:style-name="T38">.DSK </text:span>images and don't need to run directly on a FAT drive.</text:p>
      <text:p text:style-name="P26"/>
      <text:p text:style-name="P26">Updated the descriptions of the auto-mapping procedure and manual mapping of drives.</text:p>
      <text:p text:style-name="P39"/>
      <text:p text:style-name="P39"/>
      <text:p text:style-name="P38">Updates: 12 Feb 2018</text:p>
      <text:p text:style-name="P25">Removed the <text:span text:style-name="T38">NEW DATA </text:span>and <text:span text:style-name="T38">NEW EXP </text:span>commands, replacing with <text:span text:style-name="T38">.mkdata</text:span>, <text:span text:style-name="T38">.mkswap</text:span> and <text:span text:style-name="T38">.mkdsk </text:span>dot commands.</text:p>
      <text:p text:style-name="P24"/>
      <text:p text:style-name="P24">Changed the syntax of the <text:span text:style-name="T38">NEXT #/RETURN #/DIM # </text:span>commands to use the <text:span text:style-name="T38">TO </text:span>keyword instead of the final comma.</text:p>
      <text:p text:style-name="P38"/>
      <text:p text:style-name="P24"/>
      <text:p text:style-name="P35">Updates: <text:span text:style-name="T62">28</text:span> Jan 2018</text:p>
      <text:p text:style-name="P32"><text:span text:style-name="T63">Noted that the </text:span>FORMAT LINE <text:span text:style-name="T63">and </text:span>FORMAT LPRINT <text:span text:style-name="T63">commands are now also deprecated.</text:span></text:p>
      <text:p text:style-name="P23"/>
      <text:p text:style-name="P17"/>
      <text:p text:style-name="P34">Updates: 17 Jan 2018</text:p>
      <text:p text:style-name="P16">Added description<text:span text:style-name="T50">s</text:span> of <text:span text:style-name="T38">REMOUNT </text:span><text:span text:style-name="T50">and </text:span><text:span text:style-name="T39">LOAD/SAVE/VERIFY/MERGE</text:span><text:span text:style-name="T38"> </text:span>command<text:span text:style-name="T50">s</text:span>, moved here from the “new commands” document.</text:p>
      <text:p text:style-name="P16"/>
      <text:p text:style-name="P21">Moved the program-line related commands to the “new commands” document.</text:p>
      <text:p text:style-name="P16"/>
      <text:p text:style-name="P22">Added note about filtering of control codes on <text:span text:style-name="T38">COPY f$ TO SCREEN$/LPRINT/#n </text:span>commands.</text:p>
      <text:p text:style-name="P16"/>
      <text:p text:style-name="P16"/>
      <text:p text:style-name="P36">Updates: 15 Jan 2018</text:p>
      <text:p text:style-name="P18"><text:soft-page-break/>Updated description of <text:span text:style-name="T38">LINE </text:span>command, and added new <text:span text:style-name="T38">ERASE </text:span><text:span text:style-name="T43">command.</text:span></text:p>
      <text:p text:style-name="P49"/>
      <text:p text:style-name="P4"/>
      <text:p text:style-name="P37">Updates: 12 Dec 2017</text:p>
      <text:p text:style-name="P19">Removed editor notes as they are superseded by the “editor changes” document.</text:p>
      <text:p text:style-name="P19"/>
      <text:p text:style-name="P20">Updated descriptions of the AUTOEXEC.BAS and RUN.BAS files: these are LOADed but will only be RUN if they were saved with SAVE...LINE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0" svg:font-family="0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" fo:font-family="'Liberation Serif'" style:font-family-generic="roman" style:font-pitch="variable" fo:font-size="12pt" fo:language="en" fo:country="GB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swiss" style:font-pitch="variable" fo:font-size="14pt" fo:language="en" fo:country="GB" style:letter-kerning="true" style:font-name-asian="FreeSans" style:font-family-asian="FreeSans" style:font-family-generic-asian="system" style:font-pitch-asian="variable" style:font-size-asian="14pt" style:language-asian="hi" style:country-asian="IN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 fo:text-align="start" style:justify-single-word="false" fo:orphans="0" fo:widows="0"/>
      <style:text-properties fo:color="#000000" style:font-name="Liberation Serif" fo:font-family="'Liberation Serif'" style:font-family-generic="roman" style:font-pitch="variable" fo:font-size="12pt" fo:language="en" fo:country="GB" style:letter-kerning="true" style:font-name-asian="Liberation Serif1" style:font-family-asian="'Liberation Serif'" style:font-family-generic-asian="system" style:font-pitch-asian="variable" style:font-size-asian="12pt" style:language-asian="hi" style:country-asian="IN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 fo:text-align="start" style:justify-single-word="false" fo:orphans="0" fo:widows="0"/>
      <style:text-properties fo:color="#000000" style:font-name="Liberation Serif" fo:font-family="'Liberation Serif'" style:font-family-generic="roman" style:font-pitch="variable" fo:font-size="12pt" fo:language="en" fo:country="GB" style:letter-kerning="true" style:font-name-asian="FreeSans" style:font-family-asian="FreeSans" style:font-family-generic-asian="system" style:font-pitch-asian="variable" style:font-size-asian="12pt" style:language-asian="hi" style:country-asian="IN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 text:number-lines="false" text:line-number="0"/>
      <style:text-properties fo:color="#000000" style:font-name="Liberation Serif" fo:font-family="'Liberation Serif'" style:font-family-generic="roman" style:font-pitch="variable" fo:font-size="12pt" fo:language="en" fo:country="GB" fo:font-style="italic" style:letter-kerning="true" style:font-name-asian="FreeSans" style:font-family-asian="FreeSans" style:font-family-generic-asian="system" style:font-pitch-asian="variable" style:font-size-asian="12pt" style:language-asian="hi" style:country-asian="IN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/>
      <style:text-properties fo:color="#000000" style:font-name="Liberation Serif" fo:font-family="'Liberation Serif'" style:font-family-generic="roman" style:font-pitch="variable" fo:font-size="12pt" fo:language="en" fo:country="GB" style:letter-kerning="true" style:font-name-asian="FreeSans" style:font-family-asian="FreeSans" style:font-family-generic-asian="system" style:font-pitch-asian="variable" style:font-size-asian="12pt" style:language-asian="hi" style:country-asian="IN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swiss" style:font-pitch="variable" fo:font-size="14pt" fo:language="en" fo:country="GB" style:letter-kerning="true" style:font-name-asian="FreeSans" style:font-family-asian="FreeSans" style:font-family-generic-asian="system" style:font-pitch-asian="variable" style:font-size-asian="14pt" style:language-asian="hi" style:country-asian="IN"/>
    </style:style>
    <style:style style:name="Heading_20_2" style:display-name="Heading 2" style:family="paragraph" style:parent-style-name="Heading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swiss" style:font-pitch="variable" fo:font-size="14pt" fo:language="en" fo:country="GB" style:letter-kerning="true" style:font-name-asian="FreeSans" style:font-family-asian="FreeSans" style:font-family-generic-asian="system" style:font-pitch-asian="variable" style:font-size-asian="14pt" style:language-asian="hi" style:country-asian="IN"/>
    </style:style>
    <style:style style:name="Heading_20_3" style:display-name="Heading 3" style:family="paragraph" style:parent-style-name="Heading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swiss" style:font-pitch="variable" fo:font-size="14pt" fo:language="en" fo:country="GB" style:letter-kerning="true" style:font-name-asian="FreeSans" style:font-family-asian="FreeSans" style:font-family-generic-asian="system" style:font-pitch-asian="variable" style:font-size-asian="14pt" style:language-asian="hi" style:country-asian="IN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family="'Liberation Mono'" style:font-family-generic="roman" style:font-pitch="variable" fo:font-size="10pt" fo:language="en" fo:country="GB" style:letter-kerning="true" style:font-name-asian="Liberation Serif1" style:font-family-asian="'Liberation Serif'" style:font-family-generic-asian="system" style:font-pitch-asian="variable" style:font-size-asian="10pt" style:language-asian="hi" style:country-asian="IN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/>
      <style:text-properties fo:color="#000000" style:font-name="Liberation Serif" fo:font-family="'Liberation Serif'" style:font-family-generic="roman" style:font-pitch="variable" fo:font-size="12pt" fo:language="en" fo:country="GB" style:letter-kerning="true" style:font-name-asian="Liberation Serif1" style:font-family-asian="'Liberation Serif'" style:font-family-generic-asian="system" style:font-pitch-asian="variable" style:font-size-asian="12pt" style:language-asian="hi" style:country-asian="IN"/>
    </style:style>
    <style:style style:name="Title" style:family="paragraph" style:parent-style-name="Heading" style:default-outline-level="" style:class="chapter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swiss" style:font-pitch="variable" fo:font-size="14pt" fo:language="en" fo:country="GB" style:letter-kerning="true" style:font-name-asian="FreeSans" style:font-family-asian="FreeSans" style:font-family-generic-asian="system" style:font-pitch-asian="variable" style:font-size-asian="14pt" style:language-asian="hi" style:country-asian="IN"/>
    </style:style>
    <style:style style:name="Subtitle" style:family="paragraph" style:parent-style-name="Heading" style:default-outline-level="" style:class="chapter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swiss" style:font-pitch="variable" fo:font-size="14pt" fo:language="en" fo:country="GB" style:letter-kerning="true" style:font-name-asian="FreeSans" style:font-family-asian="FreeSans" style:font-family-generic-asian="system" style:font-pitch-asian="variable" style:font-size-asian="14pt" style:language-asian="hi" style:country-asian="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#000000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30T17:34:18.996910238</dc:date>
    <meta:print-date>2017-09-24T15:47:00</meta:print-date>
    <meta:generator>LibreOffice/6.1.5.2$Linux_ARM_EABI LibreOffice_project/10$Build-2</meta:generator>
    <meta:editing-duration>P1DT9H40M39S</meta:editing-duration>
    <meta:editing-cycles>52</meta:editing-cycles>
    <meta:document-statistic meta:table-count="0" meta:image-count="0" meta:object-count="0" meta:page-count="9" meta:paragraph-count="198" meta:word-count="2041" meta:character-count="12348" meta:non-whitespace-character-count="10477"/>
  </office:meta>
</office:document-meta>
</file>